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Roboto" svg:font-family="Roboto, Helvetica, Arial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9.184cm" table:align="center" style:writing-mode="lr-tb"/>
    </style:style>
    <style:style style:name="Tabela1.A" style:family="table-column">
      <style:table-column-properties style:column-width="10.125cm"/>
    </style:style>
    <style:style style:name="Tabela1.B" style:family="table-column">
      <style:table-column-properties style:column-width="2.496cm"/>
    </style:style>
    <style:style style:name="Tabela1.C" style:family="table-column">
      <style:table-column-properties style:column-width="1.799cm"/>
    </style:style>
    <style:style style:name="Tabela1.D" style:family="table-column">
      <style:table-column-properties style:column-width="2.117cm"/>
    </style:style>
    <style:style style:name="Tabela1.E" style:family="table-column">
      <style:table-column-properties style:column-width="1.268cm"/>
    </style:style>
    <style:style style:name="Tabela1.F" style:family="table-column">
      <style:table-column-properties style:column-width="1.379cm"/>
    </style:style>
    <style:style style:name="Tabela1.1" style:family="table-row">
      <style:table-row-properties style:min-row-height="1.074cm" fo:keep-together="always"/>
    </style:style>
    <style:style style:name="Tabela1.A1" style:family="table-cell">
      <style:table-cell-properties style:vertical-align="top" fo:padding-left="0.123cm" fo:padding-right="0.123cm" fo:padding-top="0cm" fo:padding-bottom="0cm" fo:border-left="2.25pt solid #000000" fo:border-right="none" fo:border-top="2.25pt solid #000000" fo:border-bottom="none" style:writing-mode="lr-tb"/>
    </style:style>
    <style:style style:name="Tabela1.C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2.25pt solid #000000" style:writing-mode="lr-tb"/>
    </style:style>
    <style:style style:name="Tabela1.F1" style:family="table-cell">
      <style:table-cell-properties style:vertical-align="middle" fo:padding-left="0.123cm" fo:padding-right="0.123cm" fo:padding-top="0cm" fo:padding-bottom="0cm" fo:border="2.25pt solid #000000" style:writing-mode="lr-tb"/>
    </style:style>
    <style:style style:name="Tabela1.2" style:family="table-row">
      <style:table-row-properties style:min-row-height="0.762cm" fo:keep-together="always"/>
    </style:style>
    <style:style style:name="Tabela1.3" style:family="table-row">
      <style:table-row-properties style:min-row-height="1.774cm" fo:keep-together="auto"/>
    </style:style>
    <style:style style:name="Tabela1.A3" style:family="table-cell">
      <style:table-cell-properties style:vertical-align="top" fo:padding-left="0.123cm" fo:padding-right="0.123cm" fo:padding-top="0cm" fo:padding-bottom="0cm" fo:border-left="2.25pt solid #000000" fo:border-right="none" fo:border-top="2.25pt solid #000000" fo:border-bottom="2.25pt solid #000000" style:writing-mode="lr-tb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1.588cm"/>
    </style:style>
    <style:style style:name="Tabela2.B" style:family="table-column">
      <style:table-column-properties style:column-width="2.011cm"/>
    </style:style>
    <style:style style:name="Tabela2.C" style:family="table-column">
      <style:table-column-properties style:column-width="13.414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1d1d" officeooo:paragraph-rsid="00031d1d"/>
    </style:style>
    <style:style style:name="P2" style:family="paragraph" style:parent-style-name="Standard">
      <style:paragraph-properties fo:text-align="center" style:justify-single-word="false" style:snap-to-layout-grid="false"/>
      <style:text-properties officeooo:paragraph-rsid="00031d1d"/>
    </style:style>
    <style:style style:name="P3" style:family="paragraph" style:parent-style-name="Standard">
      <style:paragraph-properties fo:text-align="justify" style:justify-single-word="false" style:snap-to-layout-grid="false"/>
      <style:text-properties officeooo:paragraph-rsid="00031d1d"/>
    </style:style>
    <style:style style:name="P4" style:family="paragraph" style:parent-style-name="Standard">
      <style:paragraph-properties fo:text-align="justify" style:justify-single-word="false"/>
      <style:text-properties officeooo:paragraph-rsid="00031d1d"/>
    </style:style>
    <style:style style:name="P5" style:family="paragraph" style:parent-style-name="Standard">
      <style:paragraph-properties fo:text-align="justify" style:justify-single-word="false"/>
      <style:text-properties fo:font-size="10pt" officeooo:paragraph-rsid="00031d1d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fo:font-size="10pt" officeooo:rsid="000c3f46" officeooo:paragraph-rsid="000c3f46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fo:font-size="10pt" officeooo:rsid="0017a0ed" officeooo:paragraph-rsid="0017a0ed" style:font-size-asian="10pt" style:font-size-complex="10pt"/>
    </style:style>
    <style:style style:name="P8" style:family="paragraph" style:parent-style-name="Standard">
      <style:paragraph-properties style:snap-to-layout-grid="false"/>
      <style:text-properties fo:font-size="10pt" officeooo:rsid="00053710" officeooo:paragraph-rsid="00031d1d" style:font-size-asian="10pt"/>
    </style:style>
    <style:style style:name="P9" style:family="paragraph" style:parent-style-name="Standard">
      <style:paragraph-properties fo:text-align="center" style:justify-single-word="false"/>
      <style:text-properties officeooo:rsid="000c3f46" officeooo:paragraph-rsid="000c3f46"/>
    </style:style>
    <style:style style:name="P10" style:family="paragraph" style:parent-style-name="Text_20_body">
      <style:paragraph-properties fo:text-align="center" style:justify-single-word="false"/>
      <style:text-properties fo:font-size="9pt" fo:font-weight="normal" officeooo:paragraph-rsid="00031d1d" style:font-size-asian="9pt" style:font-weight-asian="normal" style:font-size-complex="9pt"/>
    </style:style>
    <style:style style:name="P11" style:family="paragraph" style:parent-style-name="Table_20_Contents">
      <style:text-properties officeooo:rsid="0017a0ed" officeooo:paragraph-rsid="0017a0ed"/>
    </style:style>
    <style:style style:name="P12" style:family="paragraph" style:parent-style-name="Table_20_Contents">
      <style:paragraph-properties fo:text-align="center" style:justify-single-word="false"/>
      <style:text-properties officeooo:rsid="0017a0ed" officeooo:paragraph-rsid="0017a0e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17a0ed" officeooo:paragraph-rsid="0017a0ed" style:font-weight-asian="bold" style:font-weight-complex="bold"/>
    </style:style>
    <style:style style:name="P14" style:family="paragraph" style:parent-style-name="Table_20_Contents">
      <style:text-properties fo:font-weight="bold" officeooo:rsid="0017a0ed" officeooo:paragraph-rsid="0017a0ed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officeooo:rsid="001995e5" officeooo:paragraph-rsid="001995e5"/>
    </style:style>
    <style:style style:name="P16" style:family="paragraph" style:parent-style-name="Table_20_Contents">
      <style:text-properties officeooo:rsid="001995e5" officeooo:paragraph-rsid="001995e5"/>
    </style:style>
    <style:style style:name="P17" style:family="paragraph" style:parent-style-name="Capa_20_1-_20_Universidade" style:master-page-name="Capa">
      <style:paragraph-properties style:page-number="auto">
        <style:tab-stops>
          <style:tab-stop style:position="10.901cm"/>
        </style:tab-stops>
      </style:paragraph-properties>
      <style:text-properties fo:font-size="13pt" officeooo:paragraph-rsid="00031d1d" style:font-size-asian="13pt" style:font-size-complex="13pt"/>
    </style:style>
    <style:style style:name="P18" style:family="paragraph" style:parent-style-name="Heading_20_1">
      <style:paragraph-properties fo:text-align="center" style:justify-single-word="false"/>
      <style:text-properties fo:font-size="10pt" officeooo:paragraph-rsid="00031d1d" style:font-size-asian="10pt"/>
    </style:style>
    <style:style style:name="P19" style:family="paragraph" style:parent-style-name="Heading_20_1">
      <style:paragraph-properties fo:margin-left="0cm" fo:margin-right="0cm" fo:text-align="center" style:justify-single-word="false" fo:orphans="2" fo:widows="2" fo:text-indent="0cm" style:auto-text-indent="false" fo:keep-with-next="always" style:writing-mode="lr-tb"/>
      <style:text-properties fo:font-size="10pt" officeooo:paragraph-rsid="00031d1d" style:font-size-asian="10pt"/>
    </style:style>
    <style:style style:name="P20" style:family="paragraph" style:parent-style-name="Heading_20_3">
      <style:paragraph-properties fo:margin-top="0cm" fo:margin-bottom="0cm" loext:contextual-spacing="false"/>
      <style:text-properties officeooo:paragraph-rsid="00031d1d"/>
    </style:style>
    <style:style style:name="P21" style:family="paragraph" style:parent-style-name="Standard">
      <style:text-properties officeooo:paragraph-rsid="001a999b"/>
    </style:style>
    <style:style style:name="P22" style:family="paragraph" style:parent-style-name="Standard">
      <style:text-properties officeooo:rsid="0027619f" officeooo:paragraph-rsid="0017a0ed"/>
    </style:style>
    <style:style style:name="P23" style:family="paragraph" style:parent-style-name="Standard">
      <style:text-properties officeooo:rsid="0027619f" officeooo:paragraph-rsid="002a2d22"/>
    </style:style>
    <style:style style:name="P24" style:family="paragraph" style:parent-style-name="Standard">
      <style:text-properties officeooo:rsid="0027619f" officeooo:paragraph-rsid="002bc391"/>
    </style:style>
    <style:style style:name="P25" style:family="paragraph" style:parent-style-name="Standard">
      <style:paragraph-properties fo:text-align="justify" style:justify-single-word="false"/>
      <style:text-properties officeooo:rsid="0027619f" officeooo:paragraph-rsid="0027619f"/>
    </style:style>
    <style:style style:name="P26" style:family="paragraph" style:parent-style-name="Standard">
      <style:paragraph-properties fo:text-align="justify" style:justify-single-word="false"/>
      <style:text-properties officeooo:rsid="0027619f" officeooo:paragraph-rsid="002bc391"/>
    </style:style>
    <style:style style:name="P27" style:family="paragraph" style:parent-style-name="Standard">
      <style:text-properties officeooo:rsid="002bc391" officeooo:paragraph-rsid="002bc391"/>
    </style:style>
    <style:style style:name="P28" style:family="paragraph" style:parent-style-name="Standard">
      <style:paragraph-properties fo:text-align="justify" style:justify-single-word="false"/>
      <style:text-properties officeooo:rsid="002bc391" officeooo:paragraph-rsid="002bc391"/>
    </style:style>
    <style:style style:name="P29" style:family="paragraph" style:parent-style-name="Standard" style:list-style-name="L1">
      <style:paragraph-properties fo:text-align="justify" style:justify-single-word="false"/>
      <style:text-properties officeooo:rsid="002bc391" officeooo:paragraph-rsid="002bc391"/>
    </style:style>
    <style:style style:name="P30" style:family="paragraph" style:parent-style-name="Standard">
      <style:paragraph-properties fo:text-align="justify" style:justify-single-word="false"/>
      <style:text-properties style:font-name="Courier New" officeooo:rsid="002bc391" officeooo:paragraph-rsid="002bc391"/>
    </style:style>
    <style:style style:name="P31" style:family="paragraph" style:parent-style-name="Standard">
      <style:paragraph-properties fo:text-align="justify" style:justify-single-word="false"/>
      <style:text-properties officeooo:paragraph-rsid="001a999b"/>
    </style:style>
    <style:style style:name="P32" style:family="paragraph" style:parent-style-name="Standard">
      <style:paragraph-properties fo:text-align="justify" style:justify-single-word="false"/>
      <style:text-properties officeooo:paragraph-rsid="002bc391"/>
    </style:style>
    <style:style style:name="P33" style:family="paragraph" style:parent-style-name="Standard" style:list-style-name="L1">
      <style:paragraph-properties fo:text-align="justify" style:justify-single-word="false"/>
      <style:text-properties officeooo:paragraph-rsid="002bc391"/>
    </style:style>
    <style:style style:name="P34" style:family="paragraph" style:parent-style-name="Table_20_Contents">
      <style:text-properties officeooo:rsid="00257036" officeooo:paragraph-rsid="00257036"/>
    </style:style>
    <style:style style:name="P35" style:family="paragraph" style:parent-style-name="Table_20_Contents">
      <style:paragraph-properties fo:text-align="center" style:justify-single-word="false"/>
      <style:text-properties officeooo:rsid="0027619f" officeooo:paragraph-rsid="0027619f"/>
    </style:style>
    <style:style style:name="P36" style:family="paragraph" style:parent-style-name="Table_20_Contents">
      <style:text-properties officeooo:rsid="0027619f" officeooo:paragraph-rsid="0027619f"/>
    </style:style>
    <style:style style:name="T1" style:family="text">
      <style:text-properties style:font-name="Times New Roman" fo:font-size="10pt" fo:font-weight="normal" style:font-size-asian="10pt" style:font-weight-asian="normal" style:font-name-complex="Times New Roman" style:font-size-complex="10pt"/>
    </style:style>
    <style:style style:name="T2" style:family="text">
      <style:text-properties style:font-name="Times New Roman" fo:font-size="10pt" fo:font-weight="normal" officeooo:rsid="00053710" style:font-size-asian="10pt" style:font-weight-asian="normal" style:font-name-complex="Times New Roman" style:font-size-complex="10pt"/>
    </style:style>
    <style:style style:name="T3" style:family="text">
      <style:text-properties style:font-name="Times New Roman" fo:font-size="10pt" fo:font-weight="normal" officeooo:rsid="00106381" style:font-size-asian="10pt" style:font-weight-asian="normal" style:font-name-complex="Times New Roman" style:font-size-complex="10pt"/>
    </style:style>
    <style:style style:name="T4" style:family="text">
      <style:text-properties style:font-name="Times New Roman" fo:font-size="10pt" fo:font-weight="normal" officeooo:rsid="0017a0ed" style:font-size-asian="10pt" style:font-weight-asian="normal" style:font-name-complex="Times New Roman" style:font-size-complex="10pt"/>
    </style:style>
    <style:style style:name="T5" style:family="text">
      <style:text-properties style:font-name="Times New Roman" fo:font-size="10pt" fo:font-weight="normal" officeooo:rsid="001cc630" style:font-size-asian="10pt" style:font-weight-asian="normal" style:font-name-complex="Times New Roman" style:font-size-complex="10pt"/>
    </style:style>
    <style:style style:name="T6" style:family="text">
      <style:text-properties officeooo:rsid="00106381"/>
    </style:style>
    <style:style style:name="T7" style:family="text">
      <style:text-properties officeooo:rsid="001995e5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f5eb6" style:font-weight-asian="bold" style:font-weight-complex="bold"/>
    </style:style>
    <style:style style:name="T10" style:family="text">
      <style:text-properties fo:font-weight="bold" officeooo:rsid="0027619f" style:font-weight-asian="bold" style:font-weight-complex="bold"/>
    </style:style>
    <style:style style:name="T11" style:family="text">
      <style:text-properties fo:font-weight="bold" officeooo:rsid="002bc391" style:font-weight-asian="bold" style:font-weight-complex="bold"/>
    </style:style>
    <style:style style:name="T12" style:family="text">
      <style:text-properties officeooo:rsid="001cc630"/>
    </style:style>
    <style:style style:name="T13" style:family="text">
      <style:text-properties officeooo:rsid="0024a449"/>
    </style:style>
    <style:style style:name="T14" style:family="text">
      <style:text-properties officeooo:rsid="0027619f"/>
    </style:style>
    <style:style style:name="T15" style:family="text">
      <style:text-properties officeooo:rsid="00285c26"/>
    </style:style>
    <style:style style:name="T16" style:family="text">
      <style:text-properties officeooo:rsid="002a2d22"/>
    </style:style>
    <style:style style:name="T17" style:family="text">
      <style:text-properties officeooo:rsid="002bc391"/>
    </style:style>
    <style:style style:name="T18" style:family="text">
      <style:text-properties officeooo:rsid="002d5be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 table:style-name="Tabela1.1">
          <table:table-cell table:style-name="Tabela1.A1" table:number-rows-spanned="2" table:number-columns-spanned="2" office:value-type="string">
            <text:p text:style-name="P8"/>
            <text:p text:style-name="P17">Universidade Federal <text:span text:style-name="T7">do Agreste de Pernambuco</text:span></text:p>
            <text:p text:style-name="P10">Avenida Bom Pastor, s/n, Boa Vista - CEP: 55292-270 - Garanhuns/PE</text:p>
          </table:table-cell>
          <table:covered-table-cell/>
          <table:table-cell table:style-name="Tabela1.C1" office:value-type="string">
            <text:h text:style-name="P19" text:outline-level="1">N.º de Questões</text:h>
          </table:table-cell>
          <table:table-cell table:style-name="Tabela1.C1" office:value-type="string">
            <text:h text:style-name="P18" text:outline-level="1">Data</text:h>
          </table:table-cell>
          <table:table-cell table:style-name="Tabela1.C1" office:value-type="string">
            <text:h text:style-name="P18" text:outline-level="1">Valor</text:h>
          </table:table-cell>
          <table:table-cell table:style-name="Tabela1.F1" office:value-type="string">
            <text:h text:style-name="P18" text:outline-level="1">Nota</text:h>
          </table:table-cell>
        </table:table-row>
        <table:table-row table:style-name="Tabela1.2">
          <table:covered-table-cell/>
          <table:covered-table-cell/>
          <table:table-cell table:style-name="Tabela1.C1" office:value-type="string">
            <text:p text:style-name="P6">1</text:p>
          </table:table-cell>
          <table:table-cell table:style-name="Tabela1.C1" office:value-type="string">
            <text:p text:style-name="P7"><text:span text:style-name="T14">16</text:span>/0<text:span text:style-name="T13">4</text:span>/202<text:span text:style-name="T12">2</text:span></text:p>
          </table:table-cell>
          <table:table-cell table:style-name="Tabela1.C1" office:value-type="string">
            <text:p text:style-name="P9"/>
          </table:table-cell>
          <table:table-cell table:style-name="Tabela1.F1" office:value-type="string">
            <text:p text:style-name="P2"/>
          </table:table-cell>
        </table:table-row>
        <table:table-row table:style-name="Tabela1.3">
          <table:table-cell table:style-name="Tabela1.A3" office:value-type="string">
            <text:p text:style-name="P3"/>
            <text:p text:style-name="P4">Aluno:_______________________________________ </text:p>
            <text:p text:style-name="P4"><text:s text:c="3"/></text:p>
            <text:h text:style-name="P20" text:outline-level="3"><text:span text:style-name="T1">Período: <text:s text:c="2"/></text:span><text:span text:style-name="T3">III</text:span><text:span text:style-name="T1"> <text:s text:c="10"/>Turno: Noite <text:s text:c="11"/></text:span><text:span text:style-name="T2">Semestre: 20</text:span><text:span text:style-name="T4">2</text:span><text:span text:style-name="T5">1.1</text:span></text:h>
          </table:table-cell>
          <table:table-cell table:style-name="Tabela1.F1" table:number-columns-spanned="5" office:value-type="string">
            <text:p text:style-name="P5">Disciplina: <text:span text:style-name="T6">Algoritmos e Estruturas de Dados II</text:span></text:p>
            <text:h text:style-name="P20" text:outline-level="3"><text:span text:style-name="T1">Professor: <text:s/></text:span><text:span text:style-name="T2">Igor Medeiros Vanderlei</text:span></text:h>
            <text:h text:style-name="P20" text:outline-level="3"><text:span text:style-name="T1">Curso: </text:span><text:span text:style-name="T2">Ciência da Computação</text:span></text:h>
          </table:table-cell>
          <table:covered-table-cell/>
          <table:covered-table-cell/>
          <table:covered-table-cell/>
          <table:covered-table-cell/>
        </table:table-row>
      </table:table>
      <text:p text:style-name="P1"/>
      <text:p text:style-name="P31"><text:span text:style-name="T10">Avaliação de Desempenho</text:span><text:span text:style-name="T9">: </text:span><text:span text:style-name="T14">O objetivo desta atividade é realizar uma avaliação comparando o desempenho das árvores BST, AVL e Rubro Negra, </text:span><text:span text:style-name="T18">quando construídas a partir de conjunto aleatórios ou parcialmente ordenados</text:span><text:span text:style-name="T14">. Para tanto, a função main de cada árvore deve ser modificada de acordo com as opções abaixo.</text:span></text:p>
      <text:p text:style-name="P21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leLine93848161321744">
          <table:table-cell table:style-name="Tabela2.A1" office:value-type="string">
            <text:p text:style-name="P13">Opção</text:p>
          </table:table-cell>
          <table:table-cell table:style-name="Tabela2.A1" office:value-type="string">
            <text:p text:style-name="P14">Função</text:p>
          </table:table-cell>
          <table:table-cell table:style-name="Tabela2.C1" office:value-type="string">
            <text:p text:style-name="P14">Detalhes</text:p>
          </table:table-cell>
        </table:table-row>
        <table:table-row table:style-name="TableLine93848161343184">
          <table:table-cell table:style-name="Tabela2.A2" office:value-type="string">
            <text:p text:style-name="P12">1</text:p>
          </table:table-cell>
          <table:table-cell table:style-name="Tabela2.A2" office:value-type="string">
            <text:p text:style-name="P11">inserir</text:p>
          </table:table-cell>
          <table:table-cell table:style-name="Tabela2.C2" office:value-type="string">
            <text:p text:style-name="P34">Insere um número inteiro n<text:span text:style-name="T14">a árvore.</text:span></text:p>
          </table:table-cell>
        </table:table-row>
        <table:table-row table:style-name="TableLine93848161344992">
          <table:table-cell table:style-name="Tabela2.A2" office:value-type="string">
            <text:p text:style-name="P35">10</text:p>
          </table:table-cell>
          <table:table-cell table:style-name="Tabela2.A2" office:value-type="string">
            <text:p text:style-name="P36">altura</text:p>
          </table:table-cell>
          <table:table-cell table:style-name="Tabela2.C2" office:value-type="string">
            <text:p text:style-name="P36">Imprime a altura da árvore</text:p>
          </table:table-cell>
        </table:table-row>
        <table:table-row table:style-name="TableLine93848161346720">
          <table:table-cell table:style-name="Tabela2.A2" office:value-type="string">
            <text:p text:style-name="P15">99</text:p>
          </table:table-cell>
          <table:table-cell table:style-name="Tabela2.A2" office:value-type="string">
            <text:p text:style-name="P16">sair</text:p>
          </table:table-cell>
          <table:table-cell table:style-name="Tabela2.C2" office:value-type="string">
            <text:p text:style-name="P16">Fecha o programa.</text:p>
          </table:table-cell>
        </table:table-row>
      </table:table>
      <text:p text:style-name="P22"/>
      <text:p text:style-name="P25">a) Cada árvore deve ser implementada em um programa diferente, de modo que a medição do tempo de execução da construção da primeira árvore não interfira nas medições subsequentes.</text:p>
      <text:p text:style-name="P25"/>
      <text:p text:style-name="P32"><text:span text:style-name="T15">b) Utilizar os conjuntos de teste fornecidos em anexo, </text:span><text:span text:style-name="T16">contendo 50000, 100000, 200000, 500000 e 1000000 números</text:span><text:span text:style-name="T14">, </text:span><text:span text:style-name="T16">nas opções de registros aleatórios ou </text:span><text:span text:style-name="T18">parcialmente ordenados (desbalanceados</text:span><text:span text:style-name="T16"> à direita</text:span><text:span text:style-name="T18">)</text:span><text:span text:style-name="T16">. Por exemplo, o arquivo “50000_r.txt”, </text:span><text:span text:style-name="T17">constrói uma árvore com 50000 registros aleatórios e o arquivo <text:s/>“</text:span><text:span text:style-name="T16">50000_</text:span><text:span text:style-name="T17">c</text:span><text:span text:style-name="T16">.txt” </text:span><text:span text:style-name="T17">constrói uma árvore com 50000 registros aleatórios, com tendência ao desbalanceamento à direita.</text:span></text:p>
      <text:p text:style-name="P26"/>
      <text:p text:style-name="P28">c) Durante a realização dos testes, o computador NÃO deve ser utilizado para outras atividades, como ver filmes, escutar músicas ou navegar pela internet, pois qualquer outro programa executando, além do SO, pode interferir nos resultado.</text:p>
      <text:p text:style-name="P28"/>
      <text:p text:style-name="P28">d) A medição do tempo de execução do programa pode ser feita com o comando time, por exemplo:</text:p>
      <text:p text:style-name="P28"/>
      <text:p text:style-name="P30">time ./avl &lt; 100000_r.txt</text:p>
      <text:p text:style-name="P28"/>
      <text:p text:style-name="P32"><text:span text:style-name="T17">e) Os dados obtidos devem ser tabulados em uma planilha, informando, para cada árvore, o tempo de execução e a altura da árvore obtida em cada conjunto de teste.</text:span></text:p>
      <text:p text:style-name="P28"/>
      <text:p text:style-name="P28">f) Apresente seus resultados na forma de um relatório, contendo:</text:p>
      <text:list xml:id="list4128612710" text:style-name="L1">
        <text:list-item>
          <text:p text:style-name="P29"><text:span text:style-name="T8">Introdução</text:span> - Contextualização Geral do problema </text:p>
        </text:list-item>
        <text:list-item>
          <text:p text:style-name="P29"><text:span text:style-name="T8">Metodologia</text:span> - Explicação do método de coleta de dados e caracterização do ambiente em que realizou o experimento (Detalhes da máquina, processador, memória, SO, informar se utilizou virtualização)</text:p>
        </text:list-item>
        <text:list-item>
          <text:p text:style-name="P33"><text:span text:style-name="T11">Resultados</text:span><text:span text:style-name="T17"> - Fazer uma seção para cada </text:span><text:span text:style-name="T18">árvore</text:span><text:span text:style-name="T17">, contendo uma breve explicação d</text:span><text:span text:style-name="T18">a</text:span><text:span text:style-name="T17"> mesm</text:span><text:span text:style-name="T18">a</text:span><text:span text:style-name="T17">, e o seu resultado (o gráfico de linha)</text:span></text:p>
        </text:list-item>
        <text:list-item>
          <text:p text:style-name="P29"><text:span text:style-name="T8">Considerações finais</text:span> - Apresentar as suas "descobertas" ou aprendizagens obtidas com o experimento.</text:p>
        </text:list-item>
      </text:list>
      <text:p text:style-name="P27"/>
      <text:p text:style-name="P24"/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Roboto" svg:font-family="Roboto, Helvetica, Arial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ize="14pt" style:font-size-asian="14pt"/>
    </style:style>
    <style:style style:name="Capa_20_1-_20_Universidade" style:display-name="Capa 1- Universidade" style:family="paragraph" style:parent-style-name="Standard" style:next-style-name="Capa_20_2_20_-_20_Faculdade">
      <style:paragraph-properties fo:margin-left="0cm" fo:margin-right="0cm" fo:line-height="100%" fo:text-align="center" style:justify-single-word="false" fo:text-indent="0cm" style:auto-text-indent="false"/>
      <style:text-properties fo:font-variant="small-caps" fo:font-size="14pt" style:letter-kerning="true" style:font-size-asian="14pt" style:font-size-complex="14pt"/>
    </style:style>
    <style:style style:name="Capa_20_2_20_-_20_Faculdade" style:display-name="Capa 2 - Faculdade" style:family="paragraph" style:parent-style-name="Capa_20_1-_20_Universidade" style:next-style-name="Capa_20_3_20_-_20_Título"/>
    <style:style style:name="Capa_20_3_20_-_20_Título" style:display-name="Capa 3 - Título" style:family="paragraph" style:parent-style-name="Capa_20_1-_20_Universidade" style:next-style-name="Capa_20_4_20_-_20_Autor">
      <style:paragraph-properties fo:margin-top="6.985cm" fo:margin-bottom="6.985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Capa_20_4_20_-_20_Autor" style:display-name="Capa 4 - Autor" style:family="paragraph" style:parent-style-name="Capa_20_3_20_-_20_Título" style:next-style-name="Capa_20_5_20_-_20_Curso">
      <style:paragraph-properties fo:margin-top="0cm" fo:margin-bottom="0.635cm" loext:contextual-spacing="false"/>
      <style:text-properties fo:font-size="14pt" fo:font-weight="normal" style:font-size-asian="14pt" style:font-weight-asian="normal" style:font-size-complex="14pt" style:font-weight-complex="normal"/>
    </style:style>
    <style:style style:name="Capa_20_5_20_-_20_Curso" style:display-name="Capa 5 - Curso" style:family="paragraph" style:parent-style-name="Capa_20_4_20_-_20_Autor" style:next-style-name="Capa_20_6_20_-_20_Orientador">
      <style:text-properties fo:font-weight="bold" style:font-weight-asian="bold" style:font-weight-complex="bold"/>
    </style:style>
    <style:style style:name="Capa_20_6_20_-_20_Orientador" style:display-name="Capa 6 - Orientador" style:family="paragraph" style:parent-style-name="Capa_20_5_20_-_20_Curso" style:next-style-name="Capa_20_7_20_-_20_Local_20_e_20_Data">
      <style:text-properties fo:font-variant="normal" fo:text-transform="none" fo:font-weight="normal" style:font-weight-asian="normal" style:font-weight-complex="normal"/>
    </style:style>
    <style:style style:name="Capa_20_7_20_-_20_Local_20_e_20_Data" style:display-name="Capa 7 - Local e Data" style:family="paragraph" style:parent-style-name="Capa_20_6_20_-_20_Orientador" style:next-style-name="Título_20_sem_20_Índice">
      <style:paragraph-properties fo:margin-top="0cm" fo:margin-bottom="0cm" loext:contextual-spacing="false"/>
      <style:text-properties fo:font-size="12pt"/>
    </style:style>
    <style:style style:name="Título_20_sem_20_número" style:display-name="Título sem número" style:family="paragraph" style:parent-style-name="Heading_20_1" style:next-style-name="Standard" style:default-outline-level="" style:list-style-name="" style:master-page-name="Capa">
      <style:paragraph-properties fo:margin-left="0cm" fo:margin-right="0cm" fo:text-indent="0cm" style:auto-text-indent="false" style:page-number="auto"/>
    </style:style>
    <style:style style:name="Título_20_Sumário" style:display-name="Título Sumário" style:family="paragraph" style:parent-style-name="Título_20_sem_20_número" style:next-style-name="Contents_20_1">
      <style:paragraph-properties fo:break-before="auto" fo:break-after="auto"/>
    </style:style>
    <style:style style:name="Contents_20_1" style:display-name="Contents 1" style:family="paragraph" style:parent-style-name="Standard" style:class="index">
      <style:paragraph-properties fo:margin-left="0cm" fo:margin-right="0cm" fo:margin-top="0.212cm" fo:margin-bottom="0cm" loext:contextual-spacing="false" fo:line-height="100%" fo:text-align="start" style:justify-single-word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variant="normal" fo:text-transform="none" style:font-name="Arial" fo:font-family="Arial" style:font-family-generic="swiss" style:font-pitch="variable" fo:language="pt" fo:country="BR" fo:font-weight="bold" style:letter-kerning="true" style:language-asian="pt" style:country-asian="BR" style:font-name-complex="Arial" style:font-family-complex="Arial" style:font-family-generic-complex="swiss" style:font-pitch-complex="variable"/>
    </style:style>
    <style:style style:name="Título_20_agradecimentos" style:display-name="Título agradecimentos" style:family="paragraph" style:parent-style-name="Título_20_Sumário" style:next-style-name="Dedicatória"/>
    <style:style style:name="Dedicatória" style:family="paragraph" style:parent-style-name="Standard" style:next-style-name="Título_20_Sumário" style:master-page-name="">
      <style:paragraph-properties fo:margin-left="8.001cm" fo:margin-right="0cm" fo:margin-top="0.847cm" fo:margin-bottom="0.212cm" loext:contextual-spacing="false" fo:text-align="end" style:justify-single-word="false" fo:hyphenation-ladder-count="no-limit" fo:text-indent="1.251cm" style:auto-text-indent="false" style:page-number="auto"/>
      <style:text-properties fo:font-style="italic" style:letter-kerning="true" style:font-style-asian="italic" style:font-style-complex="italic" fo:hyphenate="false" fo:hyphenation-remain-char-count="2" fo:hyphenation-push-char-count="2" loext:hyphenation-no-caps="false"/>
    </style:style>
    <style:style style:name="Título_20_Resumo" style:display-name="Título Resumo" style:family="paragraph" style:parent-style-name="Título_20_agradecimentos" style:next-style-name="Resumo" style:master-page-name="First_20_Page">
      <style:paragraph-properties style:page-number="auto"/>
    </style:style>
    <style:style style:name="Resumo" style:family="paragraph" style:parent-style-name="Standard">
      <style:paragraph-properties fo:line-height="100%"/>
    </style:style>
    <style:style style:name="Título_20_sem_20_Índice" style:display-name="Título sem Índice" style:family="paragraph" style:parent-style-name="Título_20_Resumo" style:next-style-name="Standard">
      <style:paragraph-properties fo:margin-top="4.001cm" fo:margin-bottom="1.48cm" loext:contextual-spacing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apa" style:page-layout-name="Mpm1"/>
    <style:master-page style:name="First_20_Page" style:display-name="First Page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1-20T16:03:32.959984389</meta:creation-date>
    <dc:date>2022-04-05T21:31:10.976649127</dc:date>
    <meta:editing-duration>PT1H4M27S</meta:editing-duration>
    <meta:editing-cycles>20</meta:editing-cycles>
    <meta:generator>LibreOffice/6.4.7.2$Linux_X86_64 LibreOffice_project/40$Build-2</meta:generator>
    <meta:document-statistic meta:table-count="2" meta:image-count="0" meta:object-count="0" meta:page-count="1" meta:paragraph-count="38" meta:word-count="374" meta:character-count="2450" meta:non-whitespace-character-count="2087"/>
  </office:meta>
</office:document-meta>
</file>